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ed5a4c"/>
    </style:style>
    <style:style style:name="P2" style:family="paragraph" style:parent-style-name="Standard">
      <style:text-properties officeooo:rsid="01338b7b" officeooo:paragraph-rsid="01338b7b"/>
    </style:style>
    <style:style style:name="P3" style:family="paragraph" style:parent-style-name="tfTitre_20_Chapitre">
      <style:text-properties fo:font-size="20pt" officeooo:rsid="01338b7b" officeooo:paragraph-rsid="01338b7b" style:font-size-asian="20pt" style:font-size-complex="20pt"/>
    </style:style>
    <style:style style:name="P4" style:family="paragraph" style:parent-style-name="Standard">
      <style:text-properties officeooo:rsid="013720e5"/>
    </style:style>
    <style:style style:name="P5" style:family="paragraph" style:parent-style-name="Standard">
      <style:text-properties officeooo:rsid="013720e5" officeooo:paragraph-rsid="01624f2f"/>
    </style:style>
    <style:style style:name="P6" style:family="paragraph" style:parent-style-name="Standard">
      <style:text-properties officeooo:rsid="01421138"/>
    </style:style>
    <style:style style:name="P7" style:family="paragraph" style:parent-style-name="Standard">
      <style:text-properties officeooo:rsid="01624f2f" officeooo:paragraph-rsid="01624f2f"/>
    </style:style>
    <style:style style:name="P8" style:family="paragraph" style:parent-style-name="tfDéfinition" style:list-style-name="tfNum_20_1_29_"/>
    <style:style style:name="P9" style:family="paragraph" style:parent-style-name="tfTitre_20_1_29_" style:list-style-name="">
      <style:text-properties officeooo:rsid="0157f387" officeooo:paragraph-rsid="0157f387"/>
    </style:style>
    <style:style style:name="T1" style:family="text">
      <style:text-properties officeooo:rsid="01336daa"/>
    </style:style>
    <style:style style:name="T2" style:family="text">
      <style:text-properties fo:color="#3465a4" loext:opacity="100%"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officeooo:rsid="01619254"/>
    </style:style>
    <style:style style:name="T5" style:family="text">
      <style:text-properties officeooo:rsid="0161a27b"/>
    </style:style>
    <style:style style:name="T6" style:family="text">
      <style:text-properties officeooo:rsid="01624f2f"/>
    </style:style>
    <style:style style:name="T7" style:family="text">
      <style:text-properties officeooo:rsid="01642009"/>
    </style:style>
    <style:style style:name="T8" style:family="text">
      <style:text-properties officeooo:rsid="01643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Programmation dynamique</text:span> : <text:span text:style-name="T1">Synthèse de cours</text:span></text:p>
      <text:p text:style-name="P2"/>
      <text:p text:style-name="P9">Principe :</text:p>
      <text:p text:style-name="P5"><text:span text:style-name="T6">Certains</text:span><text:span text:style-name="T5"> problèmes </text:span><text:span text:style-name="T6">ont</text:span> une résolution récursive qui engendre un grand nombre de calculs <text:span text:style-name="T6">intermédiaires </text:span>r<text:span text:style-name="T6">edondants</text:span>. <text:span text:style-name="T6">La programmation</text:span> dynamique consiste <text:span text:style-name="T6">alors </text:span>à mémoriser <text:span text:style-name="T6">c</text:span>es résultats <text:span text:style-name="T6">intermédiaires</text:span> <text:span text:style-name="T6">pour ne les calculer qu’une seule fois</text:span>.</text:p>
      <text:p text:style-name="P4"/>
      <text:p text:style-name="P5"><text:span text:style-name="T6">Elle</text:span> s'applique généralement aux problèmes d'optimisation <text:span text:style-name="T6">et </text:span>s’appuie sur le principe <text:span text:style-name="T6">suivant</text:span> : on peut construire une solution optimale d’u<text:span text:style-name="T6">n</text:span> problème à partir de solutions optimales de sous-problèmes.</text:p>
      <text:p text:style-name="P5"/>
      <text:p text:style-name="P7">On distingue 2 approches :</text:p>
      <text:p text:style-name="P7">L’approche descendante (top-down) : récursiv<text:span text:style-name="T8">e</text:span> avec mémo<text:span text:style-name="T3">ïsation.</text:span></text:p>
      <text:p text:style-name="P7">L’approche montante (bottom-up) : <text:span text:style-name="T7">itérative a</text:span><text:span text:style-name="T8">vec souvent remplissage d’</text:span><text:span text:style-name="T7">un tableau.</text:span>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1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1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8-03T22:49:36.954585002</dc:date>
    <meta:editing-duration>P1DT19H37M35S</meta:editing-duration>
    <meta:editing-cycles>225</meta:editing-cycles>
    <meta:document-statistic meta:table-count="0" meta:image-count="0" meta:object-count="0" meta:page-count="1" meta:paragraph-count="7" meta:word-count="90" meta:character-count="662" meta:non-whitespace-character-count="579"/>
  </office:meta>
</office:document-meta>
</file>